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.3cm" svg:height="3.3cm" svg:x="1cm" svg:y="9.6cm">
          <text:p text:style-name="P1">Nginx http server</text:p>
          <text:p text:style-name="P1"/>
          <text:p text:style-name="P1">non-blocking network/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5cm" svg:height="3.4cm" svg:x="9.6cm" svg:y="9.6cm">
          <text:p text:style-name="P1">LUA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cm" svg:height="3.9cm" svg:x="4.5cm" svg:y="5.5cm">
          <text:p text:style-name="P1">lua-nginx-osm library</text:p>
          <text:p text:style-name="P1">Tirex connector / Tile handler</text:p>
          <text:p text:style-name="P1"/>
          <text:p text:style-name="P1">region 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3.9cm" svg:x="1.1cm" svg:y="5.4cm">
          <text:p text:style-name="P1">http</text:p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cm" svg:height="1.9cm" svg:x="4.5cm" svg:y="3.4cm">
          <text:p text:style-name="P1">TileMan Co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9cm" svg:height="4.1cm" svg:x="0.6cm" svg:y="9.4cm">
          <text:p text:style-name="P1"/>
          <text:p text:style-name="P1"/>
          <text:p text:style-name="P1"/>
          <text:p text:style-name="P1"/>
          <text:p text:style-name="P1"/>
          <text:p text:style-name="P1">OpenRes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3.4cm" svg:x="12.4cm" svg:y="9.6cm">
          <text:p text:style-name="P1">other</text:p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3.4cm" svg:x="20.5cm" svg:y="9.5cm">
          <text:p text:style-name="P1">Per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3.6cm" svg:x="20.4cm" svg:y="5.7cm">
          <text:p text:style-name="P1">Tirex</text:p>
          <text:p text:style-name="P1"/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3.6cm" svg:x="23.2cm" svg:y="5.7cm">
          <text:p text:style-name="P1">Tirex</text:p>
          <text:p text:style-name="P1"/>
          <text:p text:style-name="P1">backend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9cm" svg:x="14.7cm" svg:y="0.9cm">
          <text:p text:style-name="P1">TileMan </text:p>
          <text:p text:style-name="P1">Utiliti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6cm" svg:height="3.4cm" svg:x="16cm" svg:y="9.7cm">
          <text:p text:style-name="P1">LUA</text:p>
          <text:p text:style-name="P1"/>
          <text:p text:style-name="P1">JIT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2.4cm" svg:x="16.3cm" svg:y="3cm">
          <text:p text:style-name="P1">Osm2</text:p>
          <text:p text:style-name="P1">Pg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3.4cm" svg:x="23cm" svg:y="9.5cm">
          <text:p text:style-name="P1">mapni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3.5cm" svg:x="25.4cm" svg:y="9.3cm">
          <text:p text:style-name="P1">map</text:p>
          <text:p text:style-name="P1">serv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iroshi Miura</meta:initial-creator>
    <meta:creation-date>2013-11-02T09:28:26</meta:creation-date>
    <dc:date>2013-11-02T09:39:50</dc:date>
    <dc:creator>Hiroshi Miura</dc:creator>
    <meta:editing-duration>PT25S</meta:editing-duration>
    <meta:editing-cycles>2</meta:editing-cycles>
    <meta:generator>LibreOffice/3.5$Linux_X86_64 LibreOffice_project/350m1$Build-2</meta:generator>
    <meta:document-statistic meta:object-count="15"/>
  </office:meta>
</office:document-meta>
</file>